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b25a1" officeooo:paragraph-rsid="000b25a1"/>
    </style:style>
    <style:style style:name="P2" style:family="paragraph" style:parent-style-name="Heading_20_2">
      <style:text-properties officeooo:paragraph-rsid="000e2763"/>
    </style:style>
    <style:style style:name="P3" style:family="paragraph" style:parent-style-name="Heading_20_2">
      <style:text-properties officeooo:paragraph-rsid="000fc5b5"/>
    </style:style>
    <style:style style:name="P4" style:family="paragraph" style:parent-style-name="Heading_20_2">
      <style:text-properties officeooo:paragraph-rsid="0013861d"/>
    </style:style>
    <style:style style:name="P5" style:family="paragraph" style:parent-style-name="Text_20_body">
      <style:text-properties officeooo:rsid="000b25a1" officeooo:paragraph-rsid="000c8513"/>
    </style:style>
    <style:style style:name="P6" style:family="paragraph" style:parent-style-name="Text_20_body">
      <style:text-properties officeooo:rsid="000b25a1" officeooo:paragraph-rsid="000b25a1"/>
    </style:style>
    <style:style style:name="P7" style:family="paragraph" style:parent-style-name="Text_20_body">
      <style:text-properties officeooo:rsid="000b25a1" officeooo:paragraph-rsid="000fc5b5"/>
    </style:style>
    <style:style style:name="P8" style:family="paragraph" style:parent-style-name="Text_20_body">
      <style:text-properties officeooo:rsid="000b25a1" officeooo:paragraph-rsid="0011577b"/>
    </style:style>
    <style:style style:name="P9" style:family="paragraph" style:parent-style-name="Heading_20_1">
      <style:text-properties officeooo:paragraph-rsid="000e2763"/>
    </style:style>
    <style:style style:name="T1" style:family="text">
      <style:text-properties officeooo:rsid="000c8513"/>
    </style:style>
    <style:style style:name="T2" style:family="text">
      <style:text-properties officeooo:rsid="000e2763"/>
    </style:style>
    <style:style style:name="T3" style:family="text">
      <style:text-properties officeooo:rsid="000fc5b5"/>
    </style:style>
    <style:style style:name="T4" style:family="text">
      <style:text-properties officeooo:rsid="0010374d"/>
    </style:style>
    <style:style style:name="T5" style:family="text">
      <style:text-properties officeooo:rsid="0011577b"/>
    </style:style>
    <style:style style:name="T6" style:family="text">
      <style:text-properties officeooo:rsid="001270f7"/>
    </style:style>
    <style:style style:name="T7" style:family="text">
      <style:text-properties officeooo:rsid="0013861d"/>
    </style:style>
    <style:style style:name="T8" style:family="text">
      <style:text-properties officeooo:rsid="00151840"/>
    </style:style>
    <style:style style:name="T9" style:family="text">
      <style:text-properties officeooo:rsid="00153c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0008 </text:span>Pán je moje svetlo a moja spása</text:h>
      <text:h text:style-name="Heading_20_2" text:outline-level="2"><text:span text:style-name="T2">Hudba a text: Eliška</text:span></text:h>
      <text:p text:style-name="P1">C GF C(G) F G (G7)<text:line-break/>[: Pán je moje svetlo a moja spása.:] [: Tak čoho sa mám báť?!:]</text:p>
      <text:p text:style-name="P1">a F G<text:line-break/>[: On je so mnou a nedovolí, by sa mi noha zachvela.:]</text:p>
      <text:h text:style-name="Heading_20_1" text:outline-level="1"><text:span text:style-name="T4">0009 </text:span>Spievajme Pánovi novú pieseň</text:h>
      <text:h text:style-name="P2" text:outline-level="2"><text:span text:style-name="T2">H</text:span>udba a text: Eliška</text:h>
      <text:p text:style-name="P5">D G A D G A D<text:line-break/>Ref.: [: Spievajme Pánovi novú pieseň. Spievajme „<text:span text:style-name="T1">Al</text:span>eluja!“:<text:span text:style-name="T1">]</text:span></text:p>
      <text:p text:style-name="P5"/>
      <text:p text:style-name="P5">G A G A<text:span text:style-name="T1">7</text:span><text:line-break/>1. On je kráľov Kráľ. On je pánov Pán.</text:p>
      <text:p text:style-name="P1">2. On je Záchranca môj, On je Osloboditeľ môj.</text:p>
      <text:p text:style-name="P1">3. On je <text:span text:style-name="T1">S</text:span>ila moja, On je <text:span text:style-name="T1">P</text:span>evnosť moja.</text:p>
      <text:p text:style-name="P1">4. On je <text:span text:style-name="T1">P</text:span>astier môj, áno, On je Boh môj.</text:p>
      <text:p text:style-name="P1">5. On je <text:span text:style-name="T1">R</text:span>adosť moja, On je <text:span text:style-name="T1">C</text:span>hvála Siona.</text:p>
      <text:p text:style-name="P1">6. On je Baránok náš, Ježiš Kristus, náš Pán.</text:p>
      <text:h text:style-name="Heading_20_1" text:outline-level="1"><text:span text:style-name="T4">0010 </text:span>Ďakujem</text:h>
      <text:h text:style-name="Heading_20_2" text:outline-level="2"><text:span text:style-name="T2">H</text:span>udba a text: Eliška</text:h>
      <text:p text:style-name="P1">C G <text:span text:style-name="T1">C</text:span> G <text:span text:style-name="T1">C</text:span> <text:span text:style-name="T1">C7</text:span> F <text:span text:style-name="T1">C</text:span> G <text:span text:style-name="T1">C</text:span> <text:s/>G <text:span text:style-name="T1">C</text:span><text:line-break/>Ďakujem, ďakujem. Koľko Ťa to stálo, kým si ma to naučil: „<text:span text:style-name="T1">Ď</text:span>akujem.“</text:p>
      <text:h text:style-name="Heading_20_1" text:outline-level="1"><text:span text:style-name="T4">0011 </text:span>Otče môj, Otče môj</text:h>
      <text:h text:style-name="P2" text:outline-level="2"><text:span text:style-name="T2">H</text:span>udba a text: Eliška</text:h>
      <text:p text:style-name="P1"><text:span text:style-name="T2">D e4 e D D7 D4 G D e A<text:line-break/></text:span>Otče, mô-ôj, Otče, môj, O--otče, môj, ja Ťa chválim, chválim.</text:p>
      <text:p text:style-name="P1"><text:span text:style-name="T2">D </text:span>e<text:span text:style-name="T2">4</text:span> e G <text:span text:style-name="T2">D</text:span> D<text:span text:style-name="T2">7</text:span> G <text:span text:style-name="T2">D</text:span> e <text:span text:style-name="T2">A D</text:span><text:line-break/>Buď zvelebe-ný, buď zvelebený, buď zvelebe-ný, za Tvoje slovo, slovo od nás.</text:p>
      <text:h text:style-name="P9" text:outline-level="1"><text:span text:style-name="T4">0012 </text:span>Pán náš, Kráľ náš</text:h>
      <text:h text:style-name="Heading_20_2" text:outline-level="2"><text:span text:style-name="T2">H</text:span>udba a text: Eliška</text:h>
      <text:p text:style-name="P7"><text:span text:style-name="T2">C G F C F G C G C G F C F G C G / Amaj7 D A G D G A D / Hmaj7 E H A E A H E</text:span><text:line-break/>P<text:span text:style-name="T2">á</text:span>n n<text:span text:style-name="T2">áš</text:span>, Kr<text:span text:style-name="T2">áľ</text:span> n<text:span text:style-name="T2">áš</text:span>, vyv<text:span text:style-name="T2">ýš</text:span>en<text:span text:style-name="T2">ý</text:span> bu<text:span text:style-name="T2">ď</text:span> n<text:span text:style-name="T2">á</text:span>m. P<text:span text:style-name="T2">á</text:span>n n<text:span text:style-name="T2">á</text:span>š, Kr<text:span text:style-name="T2">áľ</text:span> n<text:span text:style-name="T2">á</text:span>s, sl<text:span text:style-name="T2">á</text:span>vne <text:span text:style-name="T2">M</text:span>eno Ty maš.</text:p>
      <text:h text:style-name="Heading_20_1" text:outline-level="1"><text:span text:style-name="T4">0013 </text:span>Ty si zomrel za hriech môj</text:h>
      <text:h text:style-name="P3" text:outline-level="2"><text:span text:style-name="T2">H</text:span>udba a text: Eliška</text:h>
      <text:p text:style-name="P1">A <text:span text:style-name="T3">D</text:span> A D E<text:line-break/>1. Ty si zomrel za hriech môj, Ty s<text:span text:style-name="T5">i</text:span> m<text:span text:style-name="T5">i</text:span> putá roztrhol,</text:p>
      <text:p text:style-name="P1"><text:span text:style-name="T5">fis E D A D E</text:span><text:line-break/><text:span text:style-name="T5">[</text:span>: Ty si vyrval môj život z večnej záhuby, Ty si Boh, čo nikdy neopustí.:<text:span text:style-name="T5">]</text:span></text:p>
      <text:p text:style-name="P8">2. Ty ma chrániš, Pane môj, Ty mi dávaš pokoj <text:span text:style-name="T5">s</text:span>voj,</text:p>
      <text:p text:style-name="P8"><text:soft-page-break/><text:span text:style-name="T5">[</text:span>: Ty si vyrval môj život z večnej záhuby, Ty si Boh, čo nikdy neopustí.:<text:span text:style-name="T5">]</text:span></text:p>
      <text:p text:style-name="P1"/>
      <text:p text:style-name="P1">C F C F G<text:line-break/>R<text:span text:style-name="T6">ef.</text:span>: Budem Ťa chváliť, Pane môj, že <text:span text:style-name="T7">si</text:span> zh<text:span text:style-name="T7">li</text:span>adol na <text:span text:style-name="T7">ľ</text:span>ud <text:span text:style-name="T7">S</text:span>voj,</text:p>
      <text:p text:style-name="P1">a e F C <text:span text:style-name="T7">F </text:span>G<text:line-break/><text:span text:style-name="T7">[</text:span>: že si miloval nás tak veľmi, nezištný náš Pán, chceme Ti spievať pieseň chvál.:|</text:p>
      <text:h text:style-name="Heading_20_1" text:outline-level="1"><text:span text:style-name="T9">0014 </text:span>Dobrý je Pán a žije uprostred nás</text:h>
      <text:h text:style-name="P4" text:outline-level="2"><text:span text:style-name="T2">H</text:span>udba a text: Eliška</text:h>
      <text:p text:style-name="P1"><text:span text:style-name="T8">C</text:span> F G F G <text:span text:style-name="T8">C</text:span> a<text:span text:style-name="T8">7</text:span> F G <text:span text:style-name="T8">C</text:span></text:p>
      <text:p text:style-name="P1">1. Dobrý je Pán a žije uprostred nás, Jeho <text:span text:style-name="T8">M</text:span>eno sväté Duch B<text:span text:style-name="T8">oží</text:span> velebí v nás.</text:p>
      <text:p text:style-name="P1">2. Mocný… 3. Svätý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Mono1" svg:font-family="'Ubuntu Mono'" style:font-pitch="fixed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Ubuntu Mono" fo:language="sk" fo:country="SK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Ubuntu Mono1" fo:font-size="12pt" fo:language="sk" fo:country="SK" officeooo:rsid="000567c2" style:font-name-asian="DejaVu Sans Mono" style:font-size-asian="12pt" style:font-name-complex="Lohit Hindi2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in" style:contextual-spacing="false"/>
      <style:text-properties fo:font-size="115%" fo:language="sk" fo:country="SK" fo:font-weight="bold" officeooo:rsid="000b25a1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1201in" style:contextual-spacing="false" fo:text-indent="0in" style:auto-text-indent="false"/>
      <style:text-properties style:font-name="Ubuntu Mon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creation-date>2014-04-12T14:54:02.080949200</meta:creation-date>
    <meta:editing-duration>PT16M8S</meta:editing-duration>
    <meta:editing-cycles>11</meta:editing-cycles>
    <meta:initial-creator>Live user</meta:initial-creator>
    <dc:date>2014-04-12T15:18:25.805649564</dc:date>
    <dc:creator>Live user</dc:creator>
    <meta:document-statistic meta:table-count="0" meta:image-count="0" meta:object-count="0" meta:page-count="2" meta:paragraph-count="36" meta:word-count="426" meta:character-count="1800" meta:non-whitespace-character-count="1410"/>
  </office:meta>
</office:document-meta>
</file>